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Time</text:p>
          </table:table-cell>
          <table:table-cell office:value-type="string">
            <text:p>Grab</text:p>
          </table:table-cell>
          <table:table-cell office:value-type="string">
            <text:p>Swipe</text:p>
          </table:table-cell>
          <table:table-cell office:value-type="string">
            <text:p>Throw</text:p>
          </table:table-cell>
          <table:table-cell office:value-type="string">
            <text:p>Tilt</text:p>
          </table:table-cell>
          <table:table-cell/>
          <table:table-cell office:value-type="string">
            <text:p>St.D Time</text:p>
          </table:table-cell>
          <table:table-cell office:value-type="string">
            <text:p>Grab</text:p>
          </table:table-cell>
          <table:table-cell office:value-type="string">
            <text:p>Swipe</text:p>
          </table:table-cell>
          <table:table-cell office:value-type="string">
            <text:p>Throw</text:p>
          </table:table-cell>
          <table:table-cell office:value-type="string">
            <text:p>Tilt</text:p>
          </table:table-cell>
        </table:table-row>
        <table:table-row table:style-name="ro1">
          <table:table-cell office:value-type="string">
            <text:p>Push</text:p>
          </table:table-cell>
          <table:table-cell office:value-type="float" office:value="5.05">
            <text:p>5,05</text:p>
          </table:table-cell>
          <table:table-cell office:value-type="float" office:value="3.9">
            <text:p>3,9</text:p>
          </table:table-cell>
          <table:table-cell office:value-type="float" office:value="4.68">
            <text:p>4,68</text:p>
          </table:table-cell>
          <table:table-cell office:value-type="float" office:value="5.06">
            <text:p>5,06</text:p>
          </table:table-cell>
          <table:table-cell table:number-columns-repeated="2"/>
          <table:table-cell office:value-type="float" office:value="1.385">
            <text:p>1,385</text:p>
          </table:table-cell>
          <table:table-cell office:value-type="float" office:value="0.98">
            <text:p>0,98</text:p>
          </table:table-cell>
          <table:table-cell office:value-type="float" office:value="1.11">
            <text:p>1,11</text:p>
          </table:table-cell>
          <table:table-cell office:value-type="float" office:value="1.785">
            <text:p>1,785</text:p>
          </table:table-cell>
        </table:table-row>
        <table:table-row table:style-name="ro1">
          <table:table-cell office:value-type="string">
            <text:p>Pull</text:p>
          </table:table-cell>
          <table:table-cell table:style-name="ce1" office:value-type="float" office:value="5.74">
            <text:p>5,74</text:p>
          </table:table-cell>
          <table:table-cell office:value-type="float" office:value="3.67">
            <text:p>3,67</text:p>
          </table:table-cell>
          <table:table-cell office:value-type="float" office:value="4.12">
            <text:p>4,12</text:p>
          </table:table-cell>
          <table:table-cell office:value-type="float" office:value="4.55">
            <text:p>4,55</text:p>
          </table:table-cell>
          <table:table-cell table:number-columns-repeated="2"/>
          <table:table-cell office:value-type="float" office:value="1.573">
            <text:p>1,573</text:p>
          </table:table-cell>
          <table:table-cell office:value-type="float" office:value="0.859">
            <text:p>0,859</text:p>
          </table:table-cell>
          <table:table-cell office:value-type="float" office:value="1.006">
            <text:p>1,006</text:p>
          </table:table-cell>
          <table:table-cell office:value-type="float" office:value="1.612">
            <text:p>1,61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Accuracy</text:p>
          </table:table-cell>
          <table:table-cell office:value-type="string">
            <text:p>Grab</text:p>
          </table:table-cell>
          <table:table-cell office:value-type="string">
            <text:p>Swipe</text:p>
          </table:table-cell>
          <table:table-cell office:value-type="string">
            <text:p>Throw</text:p>
          </table:table-cell>
          <table:table-cell office:value-type="string">
            <text:p>Tilt</text:p>
          </table:table-cell>
          <table:table-cell/>
          <table:table-cell office:value-type="string">
            <text:p>St.D Accuracy</text:p>
          </table:table-cell>
          <table:table-cell office:value-type="string">
            <text:p>Grab</text:p>
          </table:table-cell>
          <table:table-cell office:value-type="string">
            <text:p>Swipe</text:p>
          </table:table-cell>
          <table:table-cell office:value-type="string">
            <text:p>Throw</text:p>
          </table:table-cell>
          <table:table-cell office:value-type="string">
            <text:p>Tilt</text:p>
          </table:table-cell>
        </table:table-row>
        <table:table-row table:style-name="ro1">
          <table:table-cell office:value-type="string">
            <text:p>Pull</text:p>
          </table:table-cell>
          <table:table-cell table:style-name="ce1" office:value-type="float" office:value="17.65">
            <text:p>17,65</text:p>
          </table:table-cell>
          <table:table-cell office:value-type="float" office:value="12.41">
            <text:p>12,41</text:p>
          </table:table-cell>
          <table:table-cell office:value-type="float" office:value="15.07">
            <text:p>15,07</text:p>
          </table:table-cell>
          <table:table-cell office:value-type="float" office:value="32.71">
            <text:p>32,71</text:p>
          </table:table-cell>
          <table:table-cell table:number-columns-repeated="2"/>
          <table:table-cell office:value-type="float" office:value="10.918">
            <text:p>10,918</text:p>
          </table:table-cell>
          <table:table-cell office:value-type="float" office:value="8.589">
            <text:p>8,589</text:p>
          </table:table-cell>
          <table:table-cell office:value-type="float" office:value="10.248">
            <text:p>10,248</text:p>
          </table:table-cell>
          <table:table-cell office:value-type="float" office:value="21.486">
            <text:p>21,486</text:p>
          </table:table-cell>
        </table:table-row>
        <table:table-row table:style-name="ro1">
          <table:table-cell office:value-type="string">
            <text:p>Push</text:p>
          </table:table-cell>
          <table:table-cell office:value-type="float" office:value="16.8">
            <text:p>16,8</text:p>
          </table:table-cell>
          <table:table-cell office:value-type="float" office:value="14.14">
            <text:p>14,14</text:p>
          </table:table-cell>
          <table:table-cell office:value-type="float" office:value="16.24">
            <text:p>16,24</text:p>
          </table:table-cell>
          <table:table-cell office:value-type="float" office:value="28.03">
            <text:p>28,03</text:p>
          </table:table-cell>
          <table:table-cell table:number-columns-repeated="2"/>
          <table:table-cell office:value-type="float" office:value="10.499">
            <text:p>10,499</text:p>
          </table:table-cell>
          <table:table-cell office:value-type="float" office:value="9.322">
            <text:p>9,322</text:p>
          </table:table-cell>
          <table:table-cell office:value-type="float" office:value="10.289">
            <text:p>10,289</text:p>
          </table:table-cell>
          <table:table-cell office:value-type="float" office:value="19.699">
            <text:p>19,699</text:p>
          </table:table-cell>
        </table:table-row>
        <table:table-row table:style-name="ro1" table:number-rows-repeated="15">
          <table:table-cell table:number-columns-repeated="11"/>
        </table:table-row>
        <table:table-row table:style-name="ro1">
          <table:table-cell>
            <draw:frame table:end-cell-address="Sheet1.G45" table:end-x="2.114cm" table:end-y="0.038cm" draw:z-index="0" draw:style-name="gr1" draw:text-style-name="P1" svg:width="15.661cm" svg:height="8.619cm" svg:x="0.001cm" svg:y="0cm">
              <draw:object draw:notify-on-update-of-ranges="Sheet1.B3:Sheet1.E3 Sheet1.A4:Sheet1.A4 Sheet1.B4:Sheet1.E4 Sheet1.H4:Sheet1.K4 Sheet1.H4:Sheet1.K4 Sheet1.A5:Sheet1.A5 Sheet1.B5:Sheet1.E5 Sheet1.H5:Sheet1.K5 Sheet1.H5:Sheet1.K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1.O45" table:end-x="0.023cm" table:end-y="0.031cm" draw:z-index="1" draw:style-name="gr1" draw:text-style-name="P1" svg:width="15.672cm" svg:height="8.611cm" svg:x="0.158cm" svg:y="0.001cm">
              <draw:object draw:notify-on-update-of-ranges="Sheet1.B8:Sheet1.E8 Sheet1.A10:Sheet1.A10 Sheet1.B10:Sheet1.E10 Sheet1.H10:Sheet1.K10 Sheet1.H10:Sheet1.K10 Sheet1.A9:Sheet1.A9 Sheet1.B9:Sheet1.E9 Sheet1.H9:Sheet1.K9 Sheet1.H9:Sheet1.K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2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5P0"/>
    </number:currency-style>
    <number:date-style style:name="N11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3-06-2016</text:date>, <text:time>10:2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siopeia </meta:initial-creator>
    <meta:creation-date>2016-05-23T13:04:50.21</meta:creation-date>
    <dc:date>2016-06-03T10:29:23.58</dc:date>
    <dc:creator>Cassiopeia </dc:creator>
    <meta:editing-duration>PT1H28M33S</meta:editing-duration>
    <meta:editing-cycles>14</meta:editing-cycles>
    <meta:generator>OpenOffice/4.1.2$Win32 OpenOffice.org_project/412m3$Build-9782</meta:generator>
    <meta:document-statistic meta:table-count="3" meta:cell-count="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width="0.02cm" svg:stroke-opacity="80%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8" chart:reverse-direction="false" text:line-break="false" chart:axis-position="0"/>
      <style:graphic-properties svg:stroke-width="0.02cm" svg:stroke-opacity="80%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>
      <style:graphic-properties svg:stroke-width="0.02cm" svg:stroke-opacity="80%"/>
    </style:style>
    <style:style style:name="ch9" style:family="chart" style:data-style-name="N0">
      <style:chart-properties chart:error-upper-indicator="true" chart:error-lower-indicator="true" chart:error-category="cell-range" chart:error-upper-range="Sheet1.H4:Sheet1.K4" chart:error-lower-range="Sheet1.H4:Sheet1.K4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  <style:graphic-properties svg:stroke-width="0.03cm"/>
    </style:style>
    <style:style style:name="ch11" style:family="chart" style:data-style-name="N0">
      <style:chart-properties chart:error-upper-indicator="true" chart:error-lower-indicator="true" chart:error-category="cell-range" chart:error-upper-range="Sheet1.H5:Sheet1.K5" chart:error-lower-range="Sheet1.H5:Sheet1.K5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2cm" svg:stroke-opacity="80%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62cm" svg:height="8.62cm" xlink:href=".." xlink:type="simple" chart:class="chart:bar" chart:style-name="ch1">
        <chart:legend chart:legend-position="end" svg:x="14.043cm" svg:y="0.809cm" style:legend-expansion="high" chart:style-name="ch2"/>
        <chart:plot-area chart:style-name="ch3" table:cell-range-address="Sheet1.A3:Sheet1.E5" chart:data-source-has-labels="both" svg:x="1.399cm" svg:y="0.823cm" svg:width="12.088cm" svg:height="6.569cm">
          <chartooo:coordinate-region svg:x="1.835cm" svg:y="1.035cm" svg:width="11.652cm" svg:height="5.684cm"/>
          <chart:axis chart:dimension="x" chart:name="primary-x" chart:style-name="ch4" chartooo:axis-type="auto">
            <chartooo:date-scale/>
            <chart:title svg:x="6.492cm" svg:y="7.565cm" chart:style-name="ch5">
              <text:p>Technique</text:p>
            </chart:title>
            <chart:categories table:cell-range-address="Sheet1.B3:Sheet1.E3"/>
          </chart:axis>
          <chart:axis chart:dimension="y" chart:name="primary-y" chart:style-name="ch6">
            <chart:title svg:x="0.451cm" svg:y="5.547cm" chart:style-name="ch7">
              <text:p>Mean Time (sec)</text:p>
            </chart:title>
            <chart:grid chart:style-name="ch8" chart:class="major"/>
          </chart:axis>
          <chart:series chart:style-name="ch9" chart:values-cell-range-address="Sheet1.B4:Sheet1.E4" chart:label-cell-address="Sheet1.A4:Sheet1.A4" chart:class="chart:bar">
            <chart:error-indicator chart:style-name="ch10" chart:dimension="y"/>
            <chart:data-point chart:repeated="4"/>
          </chart:series>
          <chart:series chart:style-name="ch11" chart:values-cell-range-address="Sheet1.B5:Sheet1.E5" chart:label-cell-address="Sheet1.A5:Sheet1.A5" chart:class="chart:bar">
            <chart:error-indicator chart:style-name="ch10" chart:dimension="y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b</text:p>
                <draw:g>
                  <svg:desc>Sheet1.B3:Sheet1.E3</svg:desc>
                </draw:g>
              </table:table-cell>
              <table:table-cell office:value-type="string">
                <text:p>Swipe</text:p>
              </table:table-cell>
              <table:table-cell office:value-type="string">
                <text:p>Throw</text:p>
              </table:table-cell>
              <table:table-cell office:value-type="string">
                <text:p>Tilt</text:p>
              </table:table-cell>
            </table:table-row>
          </table:table-header-rows>
          <table:table-rows>
            <table:table-row>
              <table:table-cell office:value-type="string">
                <text:p>Push</text:p>
                <draw:g>
                  <svg:desc>Sheet1.A4:Sheet1.A4</svg:desc>
                </draw:g>
              </table:table-cell>
              <table:table-cell office:value-type="float" office:value="5.05">
                <text:p>5.05</text:p>
                <draw:g>
                  <svg:desc>Sheet1.B4:Sheet1.E4</svg:desc>
                </draw:g>
              </table:table-cell>
              <table:table-cell office:value-type="float" office:value="3.9">
                <text:p>3.9</text:p>
              </table:table-cell>
              <table:table-cell office:value-type="float" office:value="4.68">
                <text:p>4.68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.385">
                <text:p>1.385</text:p>
                <draw:g>
                  <svg:desc>Sheet1.H4:Sheet1.K4</svg:desc>
                </draw:g>
              </table:table-cell>
              <table:table-cell office:value-type="float" office:value="0.98">
                <text:p>0.98</text:p>
              </table:table-cell>
              <table:table-cell office:value-type="float" office:value="1.11">
                <text:p>1.11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.385">
                <text:p>1.385</text:p>
                <draw:g>
                  <svg:desc>Sheet1.H4:Sheet1.K4</svg:desc>
                </draw:g>
              </table:table-cell>
              <table:table-cell office:value-type="float" office:value="0.98">
                <text:p>0.98</text:p>
              </table:table-cell>
              <table:table-cell office:value-type="float" office:value="1.11">
                <text:p>1.11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>Pull</text:p>
                <draw:g>
                  <svg:desc>Sheet1.A5:Sheet1.A5</svg:desc>
                </draw:g>
              </table:table-cell>
              <table:table-cell office:value-type="float" office:value="5.74">
                <text:p>5.74</text:p>
                <draw:g>
                  <svg:desc>Sheet1.B5:Sheet1.E5</svg:desc>
                </draw:g>
              </table:table-cell>
              <table:table-cell office:value-type="float" office:value="3.67">
                <text:p>3.67</text:p>
              </table:table-cell>
              <table:table-cell office:value-type="float" office:value="4.12">
                <text:p>4.1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.573">
                <text:p>1.573</text:p>
                <draw:g>
                  <svg:desc>Sheet1.H5:Sheet1.K5</svg:desc>
                </draw:g>
              </table:table-cell>
              <table:table-cell office:value-type="float" office:value="0.859">
                <text:p>0.859</text:p>
              </table:table-cell>
              <table:table-cell office:value-type="float" office:value="1.006">
                <text:p>1.006</text:p>
              </table:table-cell>
              <table:table-cell office:value-type="float" office:value="1.612">
                <text:p>1.612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.573">
                <text:p>1.573</text:p>
                <draw:g>
                  <svg:desc>Sheet1.H5:Sheet1.K5</svg:desc>
                </draw:g>
              </table:table-cell>
              <table:table-cell office:value-type="float" office:value="0.859">
                <text:p>0.859</text:p>
              </table:table-cell>
              <table:table-cell office:value-type="float" office:value="1.006">
                <text:p>1.006</text:p>
              </table:table-cell>
              <table:table-cell office:value-type="float" office:value="1.612">
                <text:p>1.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width="0.02cm" svg:stroke-opacity="80%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60" chart:reverse-direction="false" text:line-break="false" chart:axis-position="1"/>
      <style:graphic-properties svg:stroke-width="0.02cm" svg:stroke-opacity="80%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>
      <style:graphic-properties svg:stroke-width="0.02cm" svg:stroke-opacity="80%"/>
    </style:style>
    <style:style style:name="ch9" style:family="chart" style:data-style-name="N0">
      <style:chart-properties chart:error-upper-indicator="true" chart:error-lower-indicator="true" chart:error-category="cell-range" chart:error-upper-range="Sheet1.H10:Sheet1.K10" chart:error-lower-range="Sheet1.H10:Sheet1.K10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  <style:graphic-properties svg:stroke-width="0.03cm"/>
    </style:style>
    <style:style style:name="ch11" style:family="chart" style:data-style-name="N0">
      <style:chart-properties chart:error-upper-indicator="true" chart:error-lower-indicator="true" chart:error-category="cell-range" chart:error-upper-range="Sheet1.H9:Sheet1.K9" chart:error-lower-range="Sheet1.H9:Sheet1.K9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2cm" svg:stroke-opacity="80%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73cm" svg:height="8.612cm" xlink:href=".." xlink:type="simple" chart:class="chart:bar" chart:row-mapping="1 0" chart:style-name="ch1">
        <chart:legend chart:legend-position="end" svg:x="14.05cm" svg:y="0.806cm" style:legend-expansion="high" chart:style-name="ch2"/>
        <chart:plot-area chart:style-name="ch3" table:cell-range-address="Sheet1.A8:Sheet1.E10" chart:data-source-has-labels="both" svg:x="1.399cm" svg:y="0.823cm" svg:width="12.099cm" svg:height="6.561cm">
          <chartooo:coordinate-region svg:x="2.02cm" svg:y="1.035cm" svg:width="11.478cm" svg:height="5.676cm"/>
          <chart:axis chart:dimension="x" chart:name="primary-x" chart:style-name="ch4" chartooo:axis-type="auto">
            <chartooo:date-scale/>
            <chart:title svg:x="6.497cm" svg:y="7.557cm" chart:style-name="ch5">
              <text:p>Technique</text:p>
            </chart:title>
            <chart:categories table:cell-range-address="Sheet1.B8:Sheet1.E8"/>
          </chart:axis>
          <chart:axis chart:dimension="y" chart:name="primary-y" chart:style-name="ch6">
            <chart:title svg:x="0.451cm" svg:y="5.768cm" chart:style-name="ch7">
              <text:p>Mean Distance (px)</text:p>
            </chart:title>
            <chart:grid chart:style-name="ch8" chart:class="major"/>
          </chart:axis>
          <chart:series chart:style-name="ch9" chart:values-cell-range-address="Sheet1.B10:Sheet1.E10" chart:label-cell-address="Sheet1.A10:Sheet1.A10" chart:class="chart:bar">
            <chart:error-indicator chart:style-name="ch10" chart:dimension="y"/>
            <chart:data-point chart:repeated="4"/>
          </chart:series>
          <chart:series chart:style-name="ch11" chart:values-cell-range-address="Sheet1.B9:Sheet1.E9" chart:label-cell-address="Sheet1.A9:Sheet1.A9" chart:class="chart:bar">
            <chart:error-indicator chart:style-name="ch10" chart:dimension="y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b</text:p>
                <draw:g>
                  <svg:desc>Sheet1.B8:Sheet1.E8</svg:desc>
                </draw:g>
              </table:table-cell>
              <table:table-cell office:value-type="string">
                <text:p>Swipe</text:p>
              </table:table-cell>
              <table:table-cell office:value-type="string">
                <text:p>Throw</text:p>
              </table:table-cell>
              <table:table-cell office:value-type="string">
                <text:p>Tilt</text:p>
              </table:table-cell>
            </table:table-row>
          </table:table-header-rows>
          <table:table-rows>
            <table:table-row>
              <table:table-cell office:value-type="string">
                <text:p>Push</text:p>
                <draw:g>
                  <svg:desc>Sheet1.A10:Sheet1.A10</svg:desc>
                </draw:g>
              </table:table-cell>
              <table:table-cell office:value-type="float" office:value="16.8">
                <text:p>16.8</text:p>
                <draw:g>
                  <svg:desc>Sheet1.B10:Sheet1.E10</svg:desc>
                </draw:g>
              </table:table-cell>
              <table:table-cell office:value-type="float" office:value="14.14">
                <text:p>14.14</text:p>
              </table:table-cell>
              <table:table-cell office:value-type="float" office:value="16.24">
                <text:p>16.24</text:p>
              </table:table-cell>
              <table:table-cell office:value-type="float" office:value="28.03">
                <text:p>28.03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0.499">
                <text:p>10.499</text:p>
                <draw:g>
                  <svg:desc>Sheet1.H10:Sheet1.K10</svg:desc>
                </draw:g>
              </table:table-cell>
              <table:table-cell office:value-type="float" office:value="9.322">
                <text:p>9.322</text:p>
              </table:table-cell>
              <table:table-cell office:value-type="float" office:value="10.289">
                <text:p>10.289</text:p>
              </table:table-cell>
              <table:table-cell office:value-type="float" office:value="19.699">
                <text:p>19.699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0.499">
                <text:p>10.499</text:p>
                <draw:g>
                  <svg:desc>Sheet1.H10:Sheet1.K10</svg:desc>
                </draw:g>
              </table:table-cell>
              <table:table-cell office:value-type="float" office:value="9.322">
                <text:p>9.322</text:p>
              </table:table-cell>
              <table:table-cell office:value-type="float" office:value="10.289">
                <text:p>10.289</text:p>
              </table:table-cell>
              <table:table-cell office:value-type="float" office:value="19.699">
                <text:p>19.699</text:p>
              </table:table-cell>
            </table:table-row>
            <table:table-row>
              <table:table-cell office:value-type="string">
                <text:p>Pull</text:p>
                <draw:g>
                  <svg:desc>Sheet1.A9:Sheet1.A9</svg:desc>
                </draw:g>
              </table:table-cell>
              <table:table-cell office:value-type="float" office:value="17.65">
                <text:p>17.65</text:p>
                <draw:g>
                  <svg:desc>Sheet1.B9:Sheet1.E9</svg:desc>
                </draw:g>
              </table:table-cell>
              <table:table-cell office:value-type="float" office:value="12.41">
                <text:p>12.41</text:p>
              </table:table-cell>
              <table:table-cell office:value-type="float" office:value="15.07">
                <text:p>15.07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0.918">
                <text:p>10.918</text:p>
                <draw:g>
                  <svg:desc>Sheet1.H9:Sheet1.K9</svg:desc>
                </draw:g>
              </table:table-cell>
              <table:table-cell office:value-type="float" office:value="8.589">
                <text:p>8.589</text:p>
              </table:table-cell>
              <table:table-cell office:value-type="float" office:value="10.248">
                <text:p>10.248</text:p>
              </table:table-cell>
              <table:table-cell office:value-type="float" office:value="21.486">
                <text:p>21.486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10.918">
                <text:p>10.918</text:p>
                <draw:g>
                  <svg:desc>Sheet1.H9:Sheet1.K9</svg:desc>
                </draw:g>
              </table:table-cell>
              <table:table-cell office:value-type="float" office:value="8.589">
                <text:p>8.589</text:p>
              </table:table-cell>
              <table:table-cell office:value-type="float" office:value="10.248">
                <text:p>10.248</text:p>
              </table:table-cell>
              <table:table-cell office:value-type="float" office:value="21.486">
                <text:p>21.4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